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5f46" officeooo:paragraph-rsid="00025f46"/>
    </style:style>
    <style:style style:name="P2" style:family="paragraph" style:parent-style-name="Standard">
      <style:paragraph-properties fo:text-align="center" style:justify-single-word="false"/>
      <style:text-properties fo:font-size="18pt" style:text-underline-style="solid" style:text-underline-width="auto" style:text-underline-color="font-color" officeooo:rsid="0002742f" officeooo:paragraph-rsid="0002742f" style:font-size-asian="18pt" style:font-size-complex="18pt"/>
    </style:style>
    <style:style style:name="T1" style:family="text">
      <style:text-properties officeooo:rsid="0002742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illgänglighet</text:p>
      <text:p text:style-name="P1"/>
      <text:p text:style-name="P1">Det finns lagar som kräver att en sida som är skapad för den offentliga sektorn skall vara tillgänglighetsanpassad och fungera för alla. Sidor för privat bruk har dock ingen sådan lag som styr kravet för tillgänglighet, men det är ändå en väldigt bra idé att ha en sida som alla kan använda. Orsaken till detta är bland annat att man når en bredare kundkrets, användbarheten ökar för all användare och det är positivt för varumärket. Detta kan såklart leta till ökad försäljning och färre avbrutna ärenden. Mockup siden för Elexir Juicebar som vi har skapat är såklart därför tillgänglighetsanpassad. För att uppnå det har vi sett till att kontrasterna på sidan är godkända enligt WCAGs krav, detta för att folk med synnedsättningar ska kunna använda sidan. Alla rubriker på sidan är tydliga och har en större font-size för att äldre och andra med synnedsättningar lättare ska kunna läsa innehållet på sidan. För blindas skull har vi använt oss av viktiga HTML5 <text:span text:style-name="T1">taggar och aria roles</text:span> som ska fungera vid <text:span text:style-name="T1">text-to-speach användande. För att göra användandet smidigare för folk som är ovana vid datorer, mobiltelefoner eller surfplattor har vi valt att avstå från den traditionella ”hamburgermenyn” och istället ha en synlig meny i alla lägen. Detta kan även göra användandet smidigare för folk med motoriska funktionsnedsättningar som har problem med precision. Hemsidan är även designad för hög användbarhet för att folk med tillfälliga ”handikapp” som stress, störande miljö eller som har mycket i händerna också ska kunna använde sidan på ett enkelt sätt. <text:s/>Hemsidan är även testad och godkänd i WAV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19:51:33.918000000</meta:creation-date>
    <dc:date>2018-09-23T20:12:32.738000000</dc:date>
    <meta:editing-duration>PT9M18S</meta:editing-duration>
    <meta:editing-cycles>1</meta:editing-cycles>
    <meta:document-statistic meta:table-count="0" meta:image-count="0" meta:object-count="0" meta:page-count="1" meta:paragraph-count="2" meta:word-count="261" meta:character-count="1616" meta:non-whitespace-character-count="1355"/>
    <meta:generator>LibreOffice/5.2.2.2$Windows_x86 LibreOffice_project/8f96e87c890bf8fa77463cd4b640a2312823f3ad</meta:generator>
  </office:meta>
</office:document-meta>
</file>